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25.691cm" table:align="left"/>
    </style:style>
    <style:style style:name="Tabela1.A" style:family="table-column">
      <style:table-column-properties style:column-width="4.249cm"/>
    </style:style>
    <style:style style:name="Tabela1.B" style:family="table-column">
      <style:table-column-properties style:column-width="8.742cm"/>
    </style:style>
    <style:style style:name="Tabela1.C" style:family="table-column">
      <style:table-column-properties style:column-width="8.705cm"/>
    </style:style>
    <style:style style:name="Tabela1.D" style:family="table-column">
      <style:table-column-properties style:column-width="3.995cm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style:vertical-align="middle" fo:padding="0.097cm" fo:border="0.05pt solid #000000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062208" officeooo:paragraph-rsid="00062208"/>
    </style:style>
    <style:style style:name="P2" style:family="paragraph" style:parent-style-name="Standard">
      <style:text-properties officeooo:rsid="000747f7" officeooo:paragraph-rsid="00078f66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0c70eb" officeooo:paragraph-rsid="000ba5e6" style:font-weight-asian="normal" style:font-weight-complex="normal"/>
    </style:style>
    <style:style style:name="P4" style:family="paragraph" style:parent-style-name="Standard">
      <style:text-properties officeooo:rsid="000c70eb" officeooo:paragraph-rsid="000ba5e6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c70eb" officeooo:paragraph-rsid="000ba5e6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tyle="italic" fo:font-weight="bold" officeooo:rsid="000c70eb" officeooo:paragraph-rsid="000ba5e6" style:font-style-asian="italic" style:font-weight-asian="bold" style:font-style-complex="italic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c70eb" officeooo:paragraph-rsid="000ba5e6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0c70eb" officeooo:paragraph-rsid="000ba5e6"/>
    </style:style>
    <style:style style:name="P9" style:family="paragraph" style:parent-style-name="Table_20_Contents">
      <style:paragraph-properties fo:text-align="center" style:justify-single-word="false"/>
      <style:text-properties officeooo:rsid="000ba5e6" officeooo:paragraph-rsid="000ba5e6"/>
    </style:style>
    <style:style style:name="P10" style:family="paragraph" style:parent-style-name="Table_20_Contents" style:list-style-name="L1">
      <style:text-properties officeooo:rsid="000cc800" officeooo:paragraph-rsid="000cc800"/>
    </style:style>
    <style:style style:name="P11" style:family="paragraph" style:parent-style-name="Table_20_Contents" style:list-style-name="L4">
      <style:text-properties officeooo:rsid="000cc800" officeooo:paragraph-rsid="000cc800"/>
    </style:style>
    <style:style style:name="P12" style:family="paragraph" style:parent-style-name="Table_20_Contents" style:list-style-name="L5">
      <style:text-properties officeooo:rsid="000ebc58" officeooo:paragraph-rsid="000ebc58"/>
    </style:style>
    <style:style style:name="P13" style:family="paragraph" style:parent-style-name="Table_20_Contents" style:list-style-name="L1">
      <style:text-properties officeooo:rsid="000f8e68" officeooo:paragraph-rsid="000f8e68"/>
    </style:style>
    <style:style style:name="P14" style:family="paragraph" style:parent-style-name="Table_20_Contents">
      <style:paragraph-properties fo:text-align="center" style:justify-single-word="false"/>
      <style:text-properties officeooo:rsid="0010ad23" officeooo:paragraph-rsid="0010ad23"/>
    </style:style>
    <style:style style:name="P15" style:family="paragraph" style:parent-style-name="Table_20_Contents" style:list-style-name="L4">
      <style:text-properties officeooo:rsid="001258e7" officeooo:paragraph-rsid="001258e7"/>
    </style:style>
    <style:style style:name="P16" style:family="paragraph" style:parent-style-name="Table_20_Contents" style:list-style-name="L5">
      <style:text-properties officeooo:rsid="00143b7f" officeooo:paragraph-rsid="00143b7f"/>
    </style:style>
    <style:style style:name="T1" style:family="text">
      <style:text-properties officeooo:rsid="00078f66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genharia de Software II</text:p>
      <text:p text:style-name="P1">Ciência da Computação - Bacharelado</text:p>
      <text:p text:style-name="P1">Universidade Federal da Fronteira Sul</text:p>
      <text:p text:style-name="P2">Estudantes: Alesom Zorzi, <text:span text:style-name="T1">André Luiz Maso, Eduardo Ogliari, Jardel Anton, João Ricardo Barp Neto, Jovani de Souza, Kétly Gonçalves Machado.</text:span></text:p>
      <text:p text:style-name="P2"/>
      <text:p text:style-name="P4"/>
      <text:p text:style-name="P5">DEFINIÇÃO DE <text:span text:style-name="T2">STAKEHOLDERS</text:span>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6">Stakeholder</text:p>
          </table:table-cell>
          <table:table-cell table:style-name="Tabela1.A1" office:value-type="string">
            <text:p text:style-name="P7">Principais requisitos</text:p>
          </table:table-cell>
          <table:table-cell table:style-name="Tabela1.A1" office:value-type="string">
            <text:p text:style-name="P7">Principais expectativas</text:p>
          </table:table-cell>
          <table:table-cell table:style-name="Tabela1.D1" office:value-type="string">
            <text:p text:style-name="P7">Nível de influência</text:p>
          </table:table-cell>
        </table:table-row>
        <table:table-row>
          <table:table-cell table:style-name="Tabela1.A2" office:value-type="string">
            <text:p text:style-name="P9">Administrador</text:p>
          </table:table-cell>
          <table:table-cell table:style-name="Tabela1.B2" office:value-type="string">
            <text:list xml:id="list1973782174537512727" text:style-name="L1">
              <text:list-item>
                <text:p text:style-name="P10">Cadastrar usuários</text:p>
              </text:list-item>
              <text:list-item>
                <text:p text:style-name="P10">Cadastrar produtos, grupos e locais</text:p>
              </text:list-item>
              <text:list-item>
                <text:p text:style-name="P10">Realizar movimentações</text:p>
              </text:list-item>
              <text:list-item>
                <text:p text:style-name="P10">Visualizar relatórios e gráficos</text:p>
              </text:list-item>
            </text:list>
          </table:table-cell>
          <table:table-cell table:style-name="Tabela1.C3" office:value-type="string">
            <text:list xml:id="list150846784202851" text:continue-numbering="true" text:style-name="L1">
              <text:list-item>
                <text:p text:style-name="P13">Permitir o uso do sistema pelos demais usuários</text:p>
              </text:list-item>
              <text:list-item>
                <text:p text:style-name="P13">Utilizar o sistema para gerenciamento do estoque</text:p>
              </text:list-item>
            </text:list>
          </table:table-cell>
          <table:table-cell table:style-name="Tabela1.D2" office:value-type="string">
            <text:p text:style-name="P14">Alto</text:p>
          </table:table-cell>
        </table:table-row>
        <table:table-row>
          <table:table-cell table:style-name="Tabela1.A2" office:value-type="string">
            <text:p text:style-name="P9">Servidor</text:p>
          </table:table-cell>
          <table:table-cell table:style-name="Tabela1.B3" office:value-type="string">
            <text:list xml:id="list885190028607376809" text:style-name="L4">
              <text:list-item>
                <text:p text:style-name="P11">Cadastrar produtos, grupos e locais</text:p>
              </text:list-item>
              <text:list-item>
                <text:p text:style-name="P11">Realizar movimentações</text:p>
              </text:list-item>
              <text:list-item>
                <text:p text:style-name="P11">Visualizar relatórios e gráficos</text:p>
              </text:list-item>
            </text:list>
          </table:table-cell>
          <table:table-cell table:style-name="Tabela1.C3" office:value-type="string">
            <text:list xml:id="list150847808168252" text:continue-numbering="true" text:style-name="L4">
              <text:list-item>
                <text:p text:style-name="P15">Utilizar o sistema para gerenciamento do estoque, reduzindo a dificuldade dos controles manuais</text:p>
              </text:list-item>
            </text:list>
          </table:table-cell>
          <table:table-cell table:style-name="Tabela1.D2" office:value-type="string">
            <text:p text:style-name="P8">Médio</text:p>
          </table:table-cell>
        </table:table-row>
        <table:table-row>
          <table:table-cell table:style-name="Tabela1.A2" office:value-type="string">
            <text:p text:style-name="P9">Estagiário</text:p>
          </table:table-cell>
          <table:table-cell table:style-name="Tabela1.A2" office:value-type="string">
            <text:list xml:id="list3670463962152670037" text:style-name="L5">
              <text:list-item>
                <text:p text:style-name="P12">Visualizar relatórios e gráficos</text:p>
              </text:list-item>
            </text:list>
          </table:table-cell>
          <table:table-cell table:style-name="Tabela1.C4" office:value-type="string">
            <text:list xml:id="list150847772132155" text:continue-numbering="true" text:style-name="L5">
              <text:list-item>
                <text:p text:style-name="P16">Auxiliar na conferência de informações, por meio da visualização dos dados gerados pelo sistema</text:p>
              </text:list-item>
            </text:list>
          </table:table-cell>
          <table:table-cell table:style-name="Tabela1.D2" office:value-type="string">
            <text:p text:style-name="P14">Baixo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4:49:01.349979423</meta:creation-date>
    <meta:generator>LibreOffice/4.2.8.2$Linux_X86_64 LibreOffice_project/420m0$Build-2</meta:generator>
    <dc:date>2016-10-11T15:08:46.693935428</dc:date>
    <meta:editing-duration>PT12M2S</meta:editing-duration>
    <meta:editing-cycles>14</meta:editing-cycles>
    <meta:document-statistic meta:table-count="1" meta:image-count="0" meta:object-count="0" meta:page-count="1" meta:paragraph-count="27" meta:word-count="133" meta:character-count="905" meta:non-whitespace-character-count="811"/>
  </office:meta>
</office:document-meta>
</file>